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onospace" svg:font-family="monospace, 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ano_number(zero, 0).</text:p>
      <text:p text:style-name="Standard">peano_number(s(X), Y) :- </text:p>
      <text:p text:style-name="Standard"><text:s text:c="4"/>peano_number(X, Number),</text:p>
      <text:p text:style-name="Standard"><text:s text:c="4"/>Y is 1 + Number.</text:p>
      <text:p text:style-name="Standard"/>
      <text:p text:style-name="Standard">peano_add(zero, X, X).</text:p>
      <text:p text:style-name="Standard">peano_add(X, zero, X).</text:p>
      <text:p text:style-name="Standard">peano_add(s(X),s(Y),s(s(R))) :-</text:p>
      <text:p text:style-name="Standard"><text:s text:c="4"/>peano_add(X,Y,R).</text:p>
      <text:p text:style-name="Standard"/>
      <text:p text:style-name="Standard">peano_add(X, zero, X).</text:p>
      <text:p text:style-name="Standard">peano_add(X, s(Y), s(Z)) :- peano_add(X, Y, Z).</text:p>
      <text:p text:style-name="Standard"/>
      <text:p text:style-name="Standard">peano_times(X, zero, zero).</text:p>
      <text:p text:style-name="Standard">peano_times(zero, X, zero).</text:p>
      <text:p text:style-name="Standard">peano_times(X,s(Y), Result) :-</text:p>
      <text:p text:style-name="Standard"><text:tab/>peano_times(X,Y,R),</text:p>
      <text:p text:style-name="Standard"><text:s text:c="4"/>peano_add(X,R,Result).</text:p>
      <text:p text:style-name="Standard"/>
      <text:p text:style-name="Standard">process_command(list) :-</text:p>
      <text:p text:style-name="Standard"><text:tab/>writeln('Znajomi:'),</text:p>
      <text:p text:style-name="Standard"><text:s text:c="2"/>foreach(</text:p>
      <text:p text:style-name="Standard"><text:tab/><text:tab/>jest_znajomym(Imie), </text:p>
      <text:p text:style-name="Standard"><text:tab/> <text:s/>(format('- ~w', [Imie]), nl)</text:p>
      <text:p text:style-name="Standard"><text:tab/>).</text:p>
      <text:p text:style-name="Standard"/>
      <text:p text:style-name="Standard">ksiazka(16, 'Flatlandia', autor('Edwin Abbott Abbott', 1838-1926), wydanie('Seel &amp; Co', 1884)). </text:p>
      <text:p text:style-name="Standard">ksiazka(28, 'R.U.R.', autor('Karel Čapek', 1890-1938), wydanie('Players Press', 2002)).</text:p>
      <text:p text:style-name="Standard">ksiazka(29, 'Daszeńka, czyli żywot szczeniaka', autor('Karel Čapek', 1890-1938), wydanie('Nasza Księgarnia', 1989)).</text:p>
      <text:p text:style-name="Standard">ksiazka(34, 'Kobieta z wydm', autor('Kobo Abe', 1924-1993), wydanie('Wydawnictwo Znak', 2007)).</text:p>
      <text:p text:style-name="Standard">ksiazka(56, 'Zamek', autor('Franz Kafka', 1883-1924), wydanie('Zielona Sowa', 2001)).</text:p>
      <text:p text:style-name="Standard">ksiazka(87, 'Gargantua i Pantagruel', autor('Francois Rabelais', 1494-1553), wydanie('Siedmioróg', 2004)).</text:p>
      <text:p text:style-name="Standard"/>
      <text:p text:style-name="Standard">% sprawdza czy daty na siebie nachodza</text:p>
      <text:p text:style-name="Standard">date_overlaps(A-B, C-D) :- A &lt; D, B &gt; C.</text:p>
      <text:p text:style-name="Standard"/>
      <text:p text:style-name="Standard">% oblicza wiek autora (narodziny-smierc)</text:p>
      <text:p text:style-name="Standard">wiek(A-B, Wiek) :- Wiek is B - A.</text:p>
      <text:p text:style-name="Standard"/>
      <text:p text:style-name="Standard">% sprawdza który autor żył dłużej</text:p>
      <text:p text:style-name="Standard">max(A1-W1, _-W2, A1-W1) :- W1 &gt;= W2.</text:p>
      <text:p text:style-name="Standard">max(_-W1, A2-W2, A2-W2) :- W2 &gt; W1.</text:p>
      <text:p text:style-name="Standard"/>
      <text:p text:style-name="Standard"/>
      <text:p text:style-name="Standard">setof(Imie, (A, B, C, D)^ksiazka(A, B, autor(Imie, C), D), Autorzy).</text:p>
      <text:p text:style-name="Standard"/>
      <text:p text:style-name="Standard">findall(Tytul, (ksiazka(_, Tytul, autor(_, _-Smierc), wydanie(_, Wydana)), Wydana &gt; Smierc), Tytuly).</text:p>
      <text:p text:style-name="Standard"><text:soft-page-break/></text:p>
      <text:p text:style-name="Standard">findall(Autor-Ksiazki, bagof(Tytul, (A, B, C, D)^(ksiazka(A, Tytul, autor(Autor, C), D)), Ksiazki), Lista).</text:p>
      <text:p text:style-name="Standard"/>
      <text:p text:style-name="Standard">setof(Autor1-Autor2, (A, B, C, D, E, F, G, H, I, J)^(ksiazka(A, B, autor(Autor1, C-D), E), ksiazka(F, G, autor(Autor2, H-I), J), Autor1 \= Autor2, date_overlaps(C-D, H-I), C=&lt;H), Lista).</text:p>
      <text:p text:style-name="Standard"/>
      <text:p text:style-name="Standard">findall(Autor-Wiek, (ksiazka(_, _, autor(Autor, Zycie), _), wiek(Zycie, Wiek)), Lista), foldl(max, Lista, none-0, Wynik). </text:p>
      <text:p text:style-name="Standard">% długość listy</text:p>
      <text:p text:style-name="Standard">list_number([],0).</text:p>
      <text:p text:style-name="Standard">list_number([_|T], Y) :-</text:p>
      <text:p text:style-name="Standard">list_number(T, Z),</text:p>
      <text:p text:style-name="Standard">Y is Z + 1.</text:p>
      <text:p text:style-name="Standard"/>
      <text:p text:style-name="Standard">list_add([], L, L). </text:p>
      <text:p text:style-name="Standard">list_add([H|T], L2, [H|TL]) :- list_add(T, L2, TL). </text:p>
      <text:p text:style-name="Standard"/>
      <text:p text:style-name="Standard">one(_,1).</text:p>
      <text:p text:style-name="Standard">add(A,B,C) :- C is A+B.</text:p>
      <text:p text:style-name="Standard"/>
      <text:p text:style-name="Standard">list_number_mfr(L, Length) :-</text:p>
      <text:p text:style-name="Standard">maplist(one, L, L2),</text:p>
      <text:p text:style-name="Standard">foldl(add, L2, 0, Length).</text:p>
      <text:p text:style-name="Standard"/>
      <text:p text:style-name="Standard">connect(H, L, [H|L]).</text:p>
      <text:p text:style-name="Standard"/>
      <text:p text:style-name="Standard">list_add_mfr(L1, L2, L3) :-</text:p>
      <text:p text:style-name="Standard">foldl(connect, L1, [], RL1),</text:p>
      <text:p text:style-name="Standard">foldl(connect, RL1, L2, L3).</text:p>
      <text:p text:style-name="Standard"/>
      <text:p text:style-name="Standard">usun(_, [], []).</text:p>
      <text:p text:style-name="Standard">usun(Term, [Term|Tail], Tail).</text:p>
      <text:p text:style-name="Standard">usun(Term, [Head|Tail], [Head|Result]) :-</text:p>
      <text:p text:style-name="Standard"><text:s text:c="2"/>Term \= Head,</text:p>
      <text:p text:style-name="Standard"><text:s text:c="2"/>usun(Term, Tail, Result).</text:p>
      <text:p text:style-name="Standard"/>
      <text:p text:style-name="Standard">usun_wszystkie(_, [], []).</text:p>
      <text:p text:style-name="Standard"/>
      <text:p text:style-name="Standard">usun_wszystkie(Term, [Term|Tail], Result) :-</text:p>
      <text:p text:style-name="Standard"><text:s text:c="4"/>usun_wszystkie(Term, Tail, Result).</text:p>
      <text:p text:style-name="Standard"/>
      <text:p text:style-name="Standard">usun_wszystkie(Term, [Head|Tail], [Head|Result]) :-</text:p>
      <text:p text:style-name="Standard"><text:s text:c="4"/>Term \= Head,</text:p>
      <text:p text:style-name="Standard"><text:s text:c="4"/>usun_wszystkie(Term, Tail, Result).</text:p>
      <text:p text:style-name="Standard"/>
      <text:p text:style-name="Standard">dodaj(Element, Lista, [Element|Lista]).</text:p>
      <text:p text:style-name="Standard"/>
      <text:p text:style-name="Standard">dodaj(Term, [Head|Tail],[Head|New_Tail]):-</text:p>
      <text:p text:style-name="Standard"><text:soft-page-break/><text:s text:c="4"/>dodaj(Term,Tail,New_Tail).</text:p>
      <text:p text:style-name="Standard"/>
      <text:p text:style-name="Standard">palindrom(L):- reverse(L, L).</text:p>
      <text:p text:style-name="Standard"><text:s/></text:p>
      <text:p text:style-name="Standard">podlista([],[]).</text:p>
      <text:p text:style-name="Standard">podlista([H|T],[H|Result]):-</text:p>
      <text:p text:style-name="Standard"><text:s text:c="4"/>podlista(T,Result).</text:p>
      <text:p text:style-name="Standard">podlista([_|T],Result):-</text:p>
      <text:p text:style-name="Standard"><text:s text:c="4"/>podlista(T,Result).</text:p>
      <text:p text:style-name="Standard">odetnij_z_lewej(0, Lista, Lista).</text:p>
      <text:p text:style-name="Standard"/>
      <text:p text:style-name="Standard">odetnij_z_lewej(Term, [_|T], Result) :-</text:p>
      <text:p text:style-name="Standard"><text:s text:c="4"/>Term1 is Term - 1,</text:p>
      <text:p text:style-name="Standard"><text:s text:c="4"/>odetnij_z_lewej(Term1, T, Result).</text:p>
      <text:p text:style-name="Standard"/>
      <text:p text:style-name="Standard">odetnij_z_prawej(0, Lista, Lista).</text:p>
      <text:p text:style-name="Standard">odetnij_z_prawej(Term, Lista, Result) :-</text:p>
      <text:p text:style-name="Standard"><text:s text:c="4"/>Term1 is Term - 1,</text:p>
      <text:p text:style-name="Standard"><text:s text:c="4"/>append(MniejszaLista,[_], Lista),</text:p>
      <text:p text:style-name="Standard"><text:s text:c="4"/>odetnij_z_prawej(Term1,MniejszaLista,Result).</text:p>
      <text:p text:style-name="Standard"/>
      <text:p text:style-name="Standard">odetnij_z_prawej(A,B,C) :-</text:p>
      <text:p text:style-name="Standard"><text:s text:c="4"/>length(D,A),</text:p>
      <text:p text:style-name="Standard"><text:s text:c="4"/>append(C,D,B).</text:p>
      <text:p text:style-name="Standard"/>
      <text:p text:style-name="Standard">zawiera(L,S):-</text:p>
      <text:p text:style-name="Standard"><text:s text:c="4"/>append([_,S,_],L).</text:p>
      <text:p text:style-name="Standard"/>
      <text:p text:style-name="Standard">usun(X,[X|Reszta],Reszta).</text:p>
      <text:p text:style-name="Standard">usun(X,[Y|Ogon],[Y|Reszta]) :-</text:p>
      <text:p text:style-name="Standard"><text:tab/>usun(X,Ogon,Reszta).</text:p>
      <text:p text:style-name="Standard"/>
      <text:p text:style-name="Standard">permutacja([],[]).</text:p>
      <text:p text:style-name="Standard">permutacja(L,[X|P]) :-</text:p>
      <text:p text:style-name="Standard"><text:tab/>usun(X,L,L1),</text:p>
      <text:p text:style-name="Standard"><text:tab/>permutacja(L1,P).</text:p>
      <text:p text:style-name="Standard"/>
      <text:p text:style-name="Standard">podziel([X], [X], []).</text:p>
      <text:p text:style-name="Standard">podziel([X,Y], [X], [Y]).</text:p>
      <text:p text:style-name="Standard">podziel([X,Y|A], [X|B], [Y|C]) :- podziel(A, B, C).</text:p>
      <text:p text:style-name="Standard"/>
      <text:p text:style-name="Standard">is_empty_diff(L-E) :- L == E. </text:p>
      <text:p text:style-name="Standard"/>
      <text:p text:style-name="Standard">length_diff(L, 0) :- </text:p>
      <text:p text:style-name="Standard">is_empty_diff(L). </text:p>
      <text:p text:style-name="Standard"/>
      <text:p text:style-name="Standard">length_diff([H|T]-E, L) :- </text:p>
      <text:p text:style-name="Standard">not(is_empty_diff([H|T]-E)), </text:p>
      <text:p text:style-name="Standard">length_diff(T-E,PL), </text:p>
      <text:p text:style-name="Standard"><text:soft-page-break/>L is PL + 1. </text:p>
      <text:p text:style-name="Standard"/>
      <text:p text:style-name="Standard">member_diff(X,[X|T]-E):- </text:p>
      <text:p text:style-name="Standard">not(is_empty_diff([X|T]-E)). </text:p>
      <text:p text:style-name="Standard"/>
      <text:p text:style-name="Standard">member_diff(Y,[H|T]-E):- </text:p>
      <text:p text:style-name="Standard">not(is_empty_diff([H|T]-E)), </text:p>
      <text:p text:style-name="Standard">member_diff(Y,T-E). </text:p>
      <text:p text:style-name="Standard"/>
      <text:p text:style-name="Standard">obetnij_liste(Lista, KrotszaLista) :-</text:p>
      <text:p text:style-name="Standard"><text:s text:c="4"/>length(Lista, Dlugosc), Dlugosc &gt; 1,</text:p>
      <text:p text:style-name="Standard"><text:s text:c="4"/>append([_|KrotszaLista], [_], Lista).</text:p>
      <text:p text:style-name="Standard"/>
      <text:p text:style-name="Standard">dlugosc([], 0).</text:p>
      <text:p text:style-name="Standard">dlugosc([_|Rest], Wynik) :-</text:p>
      <text:p text:style-name="Standard"><text:s text:c="4"/>dlugosc(Rest, Result),</text:p>
      <text:p text:style-name="Standard"><text:s text:c="4"/>Wynik is Result + 1.</text:p>
      <text:p text:style-name="Standard"/>
      <text:p text:style-name="Standard">sklej([], X, X).</text:p>
      <text:p text:style-name="Standard">sklej([H1|T1], List2, [H1|Result]) :-</text:p>
      <text:p text:style-name="Standard"><text:s text:c="4"/>sklej(T1, List2, Result).</text:p>
      <text:p text:style-name="Standard"/>
      <text:p text:style-name="Standard">podziel([], _, [], []).</text:p>
      <text:p text:style-name="Standard">podziel(Source, Dlugosc, List1, List2) :-</text:p>
      <text:p text:style-name="Standard"><text:s text:c="4"/>dlugosc(List2, Dlugosc),</text:p>
      <text:p text:style-name="Standard"><text:s text:c="4"/>sklej(List1, List2, Source).</text:p>
      <text:p text:style-name="Standard"/>
      <text:p text:style-name="Standard">jest_nizszy(budynek(_, _, W1, _), budynek(_, _, W2, _)) :- W1 &lt; W2.</text:p>
      <text:p text:style-name="Standard">:- op(500, xfy, jest_nizszy).</text:p>
      <text:p text:style-name="Standard"/>
      <text:p text:style-name="Standard">ktory_budynek_jest_nizszy(X, X, X).</text:p>
      <text:p text:style-name="Standard">ktory_budynek_jest_nizszy(B1, B2, Result) :-</text:p>
      <text:p text:style-name="Standard"><text:s text:c="4"/>(B1 jest_nizszy B2) -&gt; Result = B1 ; Result = B2.</text:p>
      <text:p text:style-name="Standard"/>
      <text:p text:style-name="Standard">najnizszy(List, Result) :- nth1(1, List, First), foldl(ktory_budynek_jest_nizszy, List, First, Result).</text:p>
      <text:p text:style-name="Standard"/>
      <text:p text:style-name="Standard">zakres(Stop, Stop, [Stop]) :- !.</text:p>
      <text:p text:style-name="Standard">zakres(Start, Stop, [Start|Lista]) :-</text:p>
      <text:p text:style-name="Standard"><text:s text:c="4"/>Start1 is Start + 1,</text:p>
      <text:p text:style-name="Standard"><text:s text:c="4"/>zakres(Start1, Stop, Lista).</text:p>
      <text:p text:style-name="Standard"/>
      <text:p text:style-name="Standard">podwojna(List) :-</text:p>
      <text:p text:style-name="Standard"><text:tab/>append(A, B, List), A = B.</text:p>
      <text:p text:style-name="Standard"/>
      <text:p text:style-name="Standard">:- op(300, xf, jest_kobieta).</text:p>
      <text:p text:style-name="Standard">:- op(300, xf, jest_mezczyzna).</text:p>
      <text:p text:style-name="Standard"/>
      <text:p text:style-name="Standard">wspolne_pokolenie(A, A) :- !, fail.</text:p>
      <text:p text:style-name="Standard">wspolne_pokolenie(A, B) :-</text:p>
      <text:p text:style-name="Standard"><text:soft-page-break/><text:s text:c="4"/>dziecko(A, P), dziecko(B, P).</text:p>
      <text:p text:style-name="Standard">wspolne_pokolenie(A, B) :-</text:p>
      <text:p text:style-name="Standard"><text:tab/>dziecko(A, P1), dziecko(B, P2), wspolne_pokolenie(P1, P2).</text:p>
      <text:p text:style-name="Standard"/>
      <text:p text:style-name="Standard">neg(Q) :- call(Q), !, false;true. </text:p>
      <text:p text:style-name="Standard"/>
      <text:p text:style-name="Standard">ifelse(Warunek,Prawda,Falsz):- call(Warunek),!,Prawda;Falsz. </text:p>
      <text:p text:style-name="Standard"/>
      <text:p text:style-name="Standard"/>
      <text:p text:style-name="Standard">filtruj(X) :- X &gt; 0. </text:p>
      <text:p text:style-name="Standard">% Filtrowanie </text:p>
      <text:p text:style-name="Standard">include(filtruj, [1, -1, 3, -4, 5], Wynik). </text:p>
      <text:p text:style-name="Standard"/>
      <text:p text:style-name="Standard">mapuj(X,Y) :- Y is X * 2. </text:p>
      <text:p text:style-name="Standard">% Mapowanie </text:p>
      <text:p text:style-name="Standard">maplist(mapuj, [1, -1, 3, -4, 5], Wynik). </text:p>
      <text:p text:style-name="Standard"/>
      <text:p text:style-name="Standard">redukuj(X1, X2, Wynik) :- Wynik is X1 * X2. </text:p>
      <text:p text:style-name="Standard">% Redukowanie </text:p>
      <text:p text:style-name="Standard">foldl(redukuj, [1, -1, 3, -4, 5], 1, Wynik). </text:p>
      <text:p text:style-name="Standard"/>
      <text:p text:style-name="Standard">length(Lista, 5),<text:line-break/>format('Przed pętlą: ~w\n', [Lista]),<text:line-break/>foreach(between(1, 5, I), (<text:line-break/><text:tab/>nth1(I, Lista, I) <text:line-break/>)),<text:line-break/>format('Po pętli: ~w\n', [Lista]).</text:p>
      <text:p text:style-name="Standard"/>
      <text:p text:style-name="Standard">foo(X,Y) :- Y is X*2. % funkcja do mapowania<text:line-break/>map([],[]) % przypadek bazowy<text:line-break/>map([H1|T1],[H2|T2]) :-<text:line-break/><text:tab/><text:tab/>foo(H1,H2), % przypisanie wartośći do H2<text:line-break/><text:tab/><text:tab/>map(T1,T2). % mapowanie ogonów list, czyli dalsza rekurencja</text:p>
      <text:p text:style-name="Standard"/>
      <text:p text:style-name="Standard">filter([],[]). <text:s text:c="14"/>% przypadek bazowy, przepisanie<text:line-break/>filter([H|T],[H|Wynik]) :-<text:line-break/><text:tab/><text:tab/>condition(H), <text:s text:c="11"/>% sprawdzamy, czy głowa spełnia warunek<text:line-break/><text:tab/><text:tab/>filter(T,Wynik). <text:s text:c="8"/>% jeśli tak to wykonujemy rekurencje dalej<text:line-break/>filter([H|T],Wynik) :-<text:line-break/><text:tab/><text:tab/>\+ condition(H), <text:s text:c="8"/>% nie spełnia warunku -&gt; olewamy i lecimy dalej<text:line-break/><text:tab/><text:tab/>filter(T,Wynik).</text:p>
      <text:p text:style-name="Standard"/>
      <text:p text:style-name="Standard">odwroc([],Acc,Acc).<text:line-break/>odwroc([H|T],Acc,Result) :-<text:line-break/><text:tab/><text:tab/>NewAcc = [H|Acc], <text:s text:c="3"/>% aktualizujemy: dodajemy H przed Acc<text:line-break/><text:tab/><text:tab/>odwroc(T,NewAcc,Result).<text:line-break/>odwroc(List,Result) :- <text:s text:c="3"/>%fasada<text:line-break/><text:tab/><text:tab/>odwroc(List,[],Result).</text:p>
      <text:p text:style-name="Standard"/>
      <text:p text:style-name="Standard"><text:soft-page-break/>mapuj(_, [], []). <text:s text:c="22"/>% warunek zerowy<text:line-break/>mapuj(Predykat, [H|T], [MH|MT]) :- <text:s text:c="5"/>% Predykat -&gt; funkcja mapujaca<text:line-break/> <text:s text:c="3"/>Zapytanie =.. [Predykat, H, MH], <text:s text:c="3"/>% tworzymy zapytanie Predykat(H,MH)<text:line-break/> <text:s text:c="3"/>call(Zapytanie), <text:s text:c="19"/>% wywolujemy to zapytanie<text:line-break/> <text:s text:c="3"/>mapuj(Predykat, T, MT). <text:s text:c="12"/>% rekurencyjie wywolujemy to dalej<text:line-break/><text:line-break/>razy_dwa(X,Y) :- Y is X * 2.<text:line-break/><text:line-break/>?- mapuj(razy_dwa, [1,2,3], Wynik).</text:p>
      <text:p text:style-name="Standard">zwieksz(X, Result) :- Result is X + 1.</text:p>
      <text:p text:style-name="Standard">dodaj_jeden(X, Result):- maplist(zwieksz, X, Result).</text:p>
      <text:p text:style-name="Standard"/>
      <text:p text:style-name="Standard">jest_dodatni(X) :- X &gt;= 0.</text:p>
      <text:p text:style-name="Standard">jest_ujemny(X) :- X &lt; 0.</text:p>
      <text:p text:style-name="Standard"/>
      <text:p text:style-name="Standard">podziel(Lista, Dodatnie, Ujemne) :- include(jest_dodatni, Lista, Dodatnie), include(jest_ujemny, Lista, Ujemne).</text:p>
      <text:p text:style-name="Standard"/>
      <text:p text:style-name="Standard">:- op(100, xfy, w).</text:p>
      <text:p text:style-name="Standard"/>
      <text:p text:style-name="Standard">wewnetrzna(Wewn, Zewn) :- w(Wewn, Zewn).</text:p>
      <text:p text:style-name="Standard">wewnetrzna(Wewn, Zewn) :-</text:p>
      <text:p text:style-name="Standard"><text:s text:c="4"/>w(Wewn, P),</text:p>
      <text:p text:style-name="Standard"><text:s text:c="4"/>wewnetrzna(P, Zewn).</text:p>
      <text:p text:style-name="Standard"/>
      <text:p text:style-name="Standard">zewn(Lalka, 0) :- \+ w(Lalka, _), !.</text:p>
      <text:p text:style-name="Standard">zewn(Lalka, Rozmiar1) :-</text:p>
      <text:p text:style-name="Standard"><text:s text:c="4"/>w(Lalka, InnaLalka),</text:p>
      <text:p text:style-name="Standard"><text:s text:c="4"/>zewn(InnaLalka, Rozmiar),</text:p>
      <text:p text:style-name="Standard"><text:s text:c="4"/>Rozmiar1 is Rozmiar + 1.</text:p>
      <text:p text:style-name="Standard"/>
      <text:p text:style-name="Standard">wewn(Lalka, 0) :- \+ w(_, Lalka), !.</text:p>
      <text:p text:style-name="Standard">wewn(Lalka, Rozmiar1) :-</text:p>
      <text:p text:style-name="Standard"><text:s text:c="4"/>w(InnaLalka, Lalka),</text:p>
      <text:p text:style-name="Standard"><text:s text:c="4"/>wewn(InnaLalka, Rozmiar),</text:p>
      <text:p text:style-name="Standard"><text:s text:c="4"/>Rozmiar1 is Rozmiar + 1.</text:p>
      <text:p text:style-name="Standard"/>
      <text:p text:style-name="Standard">rozmiar_grupy(Lalka, Rozmiar) :-</text:p>
      <text:p text:style-name="Standard"><text:s text:c="4"/>zewn(Lalka, Z),</text:p>
      <text:p text:style-name="Standard"><text:s text:c="4"/>wewn(Lalka, W),</text:p>
      <text:p text:style-name="Standard"><text:s text:c="4"/>Rozmiar is Z + W + 1.</text:p>
      <text:p text:style-name="Standard"/>
      <text:p text:style-name="Standard">znajdz_element([], _, _) :- fail.</text:p>
      <text:p text:style-name="Standard">znajdz_element([H|_], 1, H).</text:p>
      <text:p text:style-name="Standard">znajdz_element([_|T], Index, Element) :-</text:p>
      <text:p text:style-name="Standard"><text:s text:c="4"/>Decremented is Index - 1,</text:p>
      <text:p text:style-name="Standard"><text:s text:c="4"/>znajdz_element(T, Decremented, Element).</text:p>
      <text:p text:style-name="Standard"/>
      <text:p text:style-name="Standard">podziel(List, 0, [], List) :- !.<text:line-break/><text:soft-page-break/>podziel([H|T], Len, [H|X], List2) :-<text:line-break/><text:tab/>Len &gt; 0,<text:line-break/><text:tab/>Len1 is Len - 1,<text:line-break/><text:tab/>podziel(T, Len1, X, List2).</text:p>
      <text:p text:style-name="Standard"/>
      <text:p text:style-name="Standard">:- op(100, xfy, bezposredniDo).</text:p>
      <text:p text:style-name="Standard"/>
      <text:p text:style-name="Standard"/>
      <text:p text:style-name="Standard"/>
      <text:p text:style-name="Standard">polaczenie(A, B) :- bezposredniDo(A, B); bezposredniDo(B, A).</text:p>
      <text:p text:style-name="Standard">polaczenie(A, B) :-</text:p>
      <text:p text:style-name="Standard"><text:s text:c="4"/>bezposredniDo(A, C);bezposredniDo(C,A),</text:p>
      <text:p text:style-name="Standard"><text:s text:c="4"/>polaczenie(C, B),!.</text:p>
      <text:p text:style-name="Standard"/>
      <text:p text:style-name="Standard">umiesc(E, List, 1, [E|List]).</text:p>
      <text:p text:style-name="Standard"/>
      <text:p text:style-name="Standard">umiesc(E, [H|T], Index, Result) :-</text:p>
      <text:p text:style-name="Standard"><text:s text:c="4"/>Decremented is Index - 1,</text:p>
      <text:p text:style-name="Standard"><text:s text:c="4"/>umiesc(E, T, Decremented, NewTail),</text:p>
      <text:p text:style-name="Standard"><text:s text:c="4"/>Result = [H|NewTail].</text:p>
      <text:p text:style-name="Standard"/>
      <text:p text:style-name="Standard">podwoj(X, [X, X]).</text:p>
      <text:p text:style-name="Standard"/>
      <text:p text:style-name="Standard">podwoj_elementy([], []).</text:p>
      <text:p text:style-name="Standard">podwoj_elementy(List, Result) :- maplist(podwoj, List, Mapped), flatten(Mapped, Result)</text:p>
      <text:p text:style-name="Standard"/>
      <text:p text:style-name="Standard">to_samo_miejsce(osoba(_, _, _, _, wydarzenie(MU, _)-wydarzenie(MS, _))) :- MU == MS.</text:p>
      <text:p text:style-name="Standard"/>
      <text:p text:style-name="Standard">lista_osob_to_samo_miejsce(ListaOsob, ZnalezioneOsoby) :-</text:p>
      <text:p text:style-name="Standard"><text:s text:c="4"/>include(to_samo_miejsce, ListaOsob, ZnalezioneOsoby).</text:p>
      <text:p text:style-name="Standard"/>
      <text:p text:style-name="Standard"/>
      <text:p text:style-name="Standard">rodzina(osoba(jan, kowalski,data(5,kwiecien,1946),pracuje(tpsa,3000)),</text:p>
      <text:p text:style-name="Standard">osoba(anna,kowalski,data(8,luty,1949), pracuje(szkola,1500)),</text:p>
      <text:p text:style-name="Standard">[osoba(maria,kowalski,data(20,maj,1973), pracuje(argo_turist,4000)),</text:p>
      <text:p text:style-name="Standard">osoba(pawel,kowalski,data(15,listopad,1979),zasilek)]).</text:p>
      <text:p text:style-name="Standard"/>
      <text:p text:style-name="Standard">rodzina(osoba(krzysztof, malinowski, data(24,lipiec,1950), bezrobocie),</text:p>
      <text:p text:style-name="Standard">osoba(klara, malinowski, data(9,styczen,1951), pracuje(kghm,8000)),</text:p>
      <text:p text:style-name="Standard">[osoba(monika, malinowski, data(19,wrzesien,1980), bezrobocie)]).</text:p>
      <text:p text:style-name="Standard"/>
      <text:p text:style-name="Standard"><text:s/>maz(X) :- rodzina(X,_,_).</text:p>
      <text:p text:style-name="Standard"><text:s/>zona(X) :- rodzina(_,X,_).</text:p>
      <text:p text:style-name="Standard"><text:s/>dziecko(X) :- rodzina(_,_,Dzieci), member(X,Dzieci).</text:p>
      <text:p text:style-name="Standard"/>
      <text:p text:style-name="Standard"><text:s/>istnieje(Osoba) :- maz(Osoba); zona(Osoba); dziecko(Osoba).</text:p>
      <text:p text:style-name="Standard"/>
      <text:p text:style-name="Standard"><text:s/>data_urodzenia(osoba(_,_,Data,_),Data).</text:p>
      <text:p text:style-name="Standard"/>
      <text:p text:style-name="Standard"><text:soft-page-break/><text:s/>pensja(osoba(_,_,_,pracuje(_,P)),P).</text:p>
      <text:p text:style-name="Standard"><text:s/>pensja(osoba(_,_,_,zasilek),500).</text:p>
      <text:p text:style-name="Standard"><text:s/>pensja(osoba(_,_,_,bezrobocie),0).</text:p>
      <text:p text:style-name="Standard"/>
      <text:p text:style-name="Standard"><text:s/>zarobki([],0).</text:p>
      <text:p text:style-name="Standard"><text:s/>zarobki([Osoba|Lista],Suma) :-</text:p>
      <text:p text:style-name="Standard"><text:s/>pensja(Osoba,S),</text:p>
      <text:p text:style-name="Standard"><text:s/>zarobki(Lista,Reszta),</text:p>
      <text:p text:style-name="Standard"><text:s/>Suma is S + Reszta.</text:p>
      <text:p text:style-name="Standard">cyfra(0).</text:p>
      <text:p text:style-name="Standard">cyfra(1).</text:p>
      <text:p text:style-name="Standard">cyfra(2).</text:p>
      <text:p text:style-name="Standard">cyfra(3).</text:p>
      <text:p text:style-name="Standard">cyfra(4).</text:p>
      <text:p text:style-name="Standard">cyfra(5).</text:p>
      <text:p text:style-name="Standard">cyfra(6).</text:p>
      <text:p text:style-name="Standard">cyfra(7).</text:p>
      <text:p text:style-name="Standard">cyfra(8).</text:p>
      <text:p text:style-name="Standard">cyfra(9).</text:p>
      <text:p text:style-name="Standard"/>
      <text:p text:style-name="Standard">liczba(X):- %%% 0-999</text:p>
      <text:p text:style-name="Standard">cyfra(S),</text:p>
      <text:p text:style-name="Standard">cyfra(D),</text:p>
      <text:p text:style-name="Standard">cyfra(J),</text:p>
      <text:p text:style-name="Standard">X is 100*S+10*D+J.</text:p>
      <text:p text:style-name="Standard"/>
      <text:p text:style-name="Standard"/>
      <text:p text:style-name="Standard">liczba(X):- %%% 0-99</text:p>
      <text:p text:style-name="Standard">cyfra(S),!,</text:p>
      <text:p text:style-name="Standard">cyfra(D),</text:p>
      <text:p text:style-name="Standard">cyfra(J),</text:p>
      <text:p text:style-name="Standard">X is 100*S+10*D+J.</text:p>
      <text:p text:style-name="Standard"/>
      <text:p text:style-name="Standard">liczba(X):- %%% 0-9</text:p>
      <text:p text:style-name="Standard">cyfra(S),</text:p>
      <text:p text:style-name="Standard">cyfra(D),!</text:p>
      <text:p text:style-name="Standard">cyfra(J),</text:p>
      <text:p text:style-name="Standard">X is 100*S+10*D+J.</text:p>
      <text:p text:style-name="Standard"/>
      <text:p text:style-name="Standard"/>
      <text:p text:style-name="Standard">:- <text:s/>op( 50, xfy, :).</text:p>
      <text:p text:style-name="Standard"/>
      <text:p text:style-name="Standard">% route( Place1, Place2, Day, Route):</text:p>
      <text:p text:style-name="Standard">% <text:s text:c="3"/>Route is a sequence of flights on Day, starting at Place1, ending at Place2</text:p>
      <text:p text:style-name="Standard"/>
      <text:p text:style-name="Standard">route( P1, P2, Day, [ P1 / P2 / Fnum / Deptime ] ) <text:s/>:- <text:s text:c="3"/>% Direct flight <text:s text:c="2"/></text:p>
      <text:p text:style-name="Standard"><text:s text:c="2"/>flight( P1, P2, Day, Fnum, Deptime, _).</text:p>
      <text:p text:style-name="Standard"/>
      <text:p text:style-name="Standard">route( P1, P2, Day, [ (P1 / P3 / Fnum1 / Dep1) | RestRoute] ) <text:s/>:- <text:s text:c="3"/>% Indirect connection <text:s text:c="2"/></text:p>
      <text:p text:style-name="Standard"><text:soft-page-break/><text:s text:c="2"/>route( P3, P2, Day, RestRoute),</text:p>
      <text:p text:style-name="Standard"><text:s text:c="2"/>flight( P1, P3, Day, Fnum1, Dep1, Arr1),</text:p>
      <text:p text:style-name="Standard"><text:s text:c="2"/>deptime( RestRoute, Dep2), <text:s text:c="39"/>% Departure time of Route <text:s text:c="2"/></text:p>
      <text:p text:style-name="Standard"><text:s text:c="2"/>transfer( Arr1, Dep2). <text:s text:c="39"/>% Enough time for transfer </text:p>
      <text:p text:style-name="Standard"/>
      <text:p text:style-name="Standard">flight( Place1, Place2, Day, Fnum, Deptime, Arrtime) <text:s/>:-</text:p>
      <text:p text:style-name="Standard"><text:s text:c="3"/>timetable( Place1, Place2, Flightlist),</text:p>
      <text:p text:style-name="Standard"><text:s text:c="3"/>member( Deptime / Arrtime / Fnum / Daylist , Flightlist),</text:p>
      <text:p text:style-name="Standard"><text:s text:c="3"/>flyday( Day, Daylist).</text:p>
      <text:p text:style-name="Standard"/>
      <text:p text:style-name="Standard">flyday( Day, Daylist) <text:s/>:-</text:p>
      <text:p text:style-name="Standard"><text:s text:c="3"/>member( Day, Daylist).</text:p>
      <text:p text:style-name="Standard"/>
      <text:p text:style-name="Standard">flyday( Day, alldays) <text:s/>:-</text:p>
      <text:p text:style-name="Standard"><text:s text:c="3"/>member( Day, [mo,tu,we,th,fr,sa,su] ).</text:p>
      <text:p text:style-name="Standard"/>
      <text:p text:style-name="Standard">deptime( [ _ / _ / _ / Dep | _], Dep).</text:p>
      <text:p text:style-name="Standard"/>
      <text:p text:style-name="Standard">transfer( Hours1:Mins1, Hours2:Mins2) <text:s/>:-</text:p>
      <text:p text:style-name="Standard"><text:s text:c="3"/>60 * (Hours2 - Hours1) + Mins2 - Mins1 &gt;= 40.</text:p>
      <text:p text:style-name="Standard"/>
      <text:p text:style-name="Standard">member( X, [X | _] ).</text:p>
      <text:p text:style-name="Standard"/>
      <text:p text:style-name="Standard">member( X, [_ | L] ) <text:s/>:-</text:p>
      <text:p text:style-name="Standard"><text:s text:c="3"/>member( X, L).</text:p>
      <text:p text:style-name="Standard"/>
      <text:p text:style-name="Standard"/>
      <text:p text:style-name="Standard">% A FLIGHT DATABASE</text:p>
      <text:p text:style-name="Standard"/>
      <text:p text:style-name="Standard">timetable( edinburgh, london,</text:p>
      <text:p text:style-name="Standard"><text:s text:c="11"/>[ <text:s/>9:40 / 10:50 / ba4733 / alldays,</text:p>
      <text:p text:style-name="Standard"><text:s text:c="13"/>13:40 / 14:50 / ba4773 / alldays,</text:p>
      <text:p text:style-name="Standard"><text:s text:c="13"/>19:40 / 20:50 / ba4833 / [mo,tu,we,th,fr,su] ] ). </text:p>
      <text:p text:style-name="Standard"/>
      <text:p text:style-name="Standard">timetable( london, edinburgh,</text:p>
      <text:p text:style-name="Standard"><text:s text:c="11"/>[ <text:s/>9:40 / 10:50 / ba4732 / alldays,</text:p>
      <text:p text:style-name="Standard"><text:s text:c="13"/>11:40 / 12:50 / ba4752 / alldays,</text:p>
      <text:p text:style-name="Standard"><text:s text:c="13"/>18:40 / 19:50 / ba4822 / [mo,tu,we,th,fr] ] ). </text:p>
      <text:p text:style-name="Standard"/>
      <text:p text:style-name="Standard">timetable( london, ljubljana,</text:p>
      <text:p text:style-name="Standard"><text:s text:c="11"/>[ 13:20 / 16:20 / jp212 / [mo,tu,we,fr,su],</text:p>
      <text:p text:style-name="Standard"><text:s text:c="13"/>16:30 / 19:30 / ba473 / [mo,we,th,sa] ] ). </text:p>
      <text:p text:style-name="Standard"/>
      <text:p text:style-name="Standard">timetable( london, zurich,</text:p>
      <text:p text:style-name="Standard"><text:s text:c="11"/>[ <text:s/>9:10 / 11:45 / ba614 / alldays,</text:p>
      <text:p text:style-name="Standard"><text:s text:c="13"/>14:45 / 17:20 / sr805 / alldays ] ). </text:p>
      <text:p text:style-name="Standard"/>
      <text:p text:style-name="Standard">timetable( london, milan,</text:p>
      <text:p text:style-name="Standard"><text:s text:c="11"/>[ <text:s/>8:30 / 11:20 / ba510 / alldays,</text:p>
      <text:p text:style-name="Standard"><text:soft-page-break/><text:s text:c="13"/>11:00 / 13:50 / az459 / alldays ] ). </text:p>
      <text:p text:style-name="Standard"/>
      <text:p text:style-name="Standard">timetable( ljubljana, zurich,</text:p>
      <text:p text:style-name="Standard"><text:s text:c="11"/>[ 11:30 / 12:40 / jp322 / [tu,th] ] ). </text:p>
      <text:p text:style-name="Standard"/>
      <text:p text:style-name="Standard">timetable( ljubljana, london,</text:p>
      <text:p text:style-name="Standard"><text:s text:c="11"/>[ 11:10 / 12:20 / jp211 / [mo,tu,we,fr,su],</text:p>
      <text:p text:style-name="Standard"><text:s text:c="13"/>20:30 / 21:30 / ba472 / [mo,we,th,sa] ] ). </text:p>
      <text:p text:style-name="Standard"/>
      <text:p text:style-name="Standard">timetable( milan, london,</text:p>
      <text:p text:style-name="Standard"><text:s text:c="11"/>[ <text:s/>9:10 / 10:00 / az458 / alldays,</text:p>
      <text:p text:style-name="Standard"><text:s text:c="13"/>12:20 / 13:10 / ba511 / alldays ] ). </text:p>
      <text:p text:style-name="Standard"/>
      <text:p text:style-name="Standard">timetable( milan, zurich,</text:p>
      <text:p text:style-name="Standard"><text:s text:c="11"/>[ <text:s/>9:25 / 10:15 / sr621 / alldays,</text:p>
      <text:p text:style-name="Standard"><text:s text:c="13"/>12:45 / 13:35 / sr623 / alldays ] ). </text:p>
      <text:p text:style-name="Standard"/>
      <text:p text:style-name="Standard">timetable( zurich, ljubljana,</text:p>
      <text:p text:style-name="Standard"><text:s text:c="11"/>[ 13:30 / 14:40 / jp323 / [tu,th] ] ). </text:p>
      <text:p text:style-name="Standard"/>
      <text:p text:style-name="Standard">timetable( zurich, london,</text:p>
      <text:p text:style-name="Standard"><text:s text:c="11"/>[ 9:00 / 9:40 / ba613 / [mo,tu,we,th,fr,sa],</text:p>
      <text:p text:style-name="Standard"><text:s text:c="12"/>16:10 / 16:55 / sr806 / [mo,tu,we,th,fr,su] ] ). </text:p>
      <text:p text:style-name="Standard"/>
      <text:p text:style-name="Standard">timetable( zurich, milan,</text:p>
      <text:p text:style-name="Standard"><text:s text:c="11"/>[ 7:55 / 8:45 / sr620 / alldays ] ).</text:p>
      <text:p text:style-name="Standard"/>
      <text:p text:style-name="Standard"/>
      <text:p text:style-name="Standard">query3(City1,City2,City3,FN1,FN2,FN3,FN4) <text:s/>:-</text:p>
      <text:p text:style-name="Standard"><text:s text:c="2"/>permutation( [milan,ljubljana,zurich],[City1,City2,City3]),</text:p>
      <text:p text:style-name="Standard"><text:s text:c="2"/>flight( london, City1, tu, FN1, _, _),</text:p>
      <text:p text:style-name="Standard"><text:s text:c="2"/>flight( City1, City2, we, FN2, _, _),</text:p>
      <text:p text:style-name="Standard"><text:s text:c="2"/>flight( City2, City3, th, FN3, _, _),</text:p>
      <text:p text:style-name="Standard"><text:s text:c="2"/>flight( City3, london, fr, FN4, _, _).</text:p>
      <text:p text:style-name="Standard"/>
      <text:p text:style-name="Standard">conc([], L, L).</text:p>
      <text:p text:style-name="Standard"/>
      <text:p text:style-name="Standard">conc([X|L1],L2, [X|L3]) :-</text:p>
      <text:p text:style-name="Standard"><text:s text:c="2"/>conc(L1,L2,L3).</text:p>
      <text:p text:style-name="Standard"/>
      <text:p text:style-name="Standard">permutation( [], []).</text:p>
      <text:p text:style-name="Standard"/>
      <text:p text:style-name="Standard">permutation( L, [X | P]) <text:s/>:-</text:p>
      <text:p text:style-name="Standard"><text:s text:c="2"/>del( X, L, L1),</text:p>
      <text:p text:style-name="Standard"><text:s text:c="2"/>permutation( L1, P).</text:p>
      <text:p text:style-name="Standard"/>
      <text:p text:style-name="Standard">del( X, [X|L], L).</text:p>
      <text:p text:style-name="Standard"/>
      <text:p text:style-name="Standard">del( X, [Y|L], [Y|L1]) <text:s/>:-</text:p>
      <text:p text:style-name="Standard"><text:soft-page-break/><text:s text:c="2"/>del( X, L, L1).</text:p>
      <text:p text:style-name="Standard"/>
      <text:p text:style-name="Standard">:- op(300, xfx, ma).</text:p>
      <text:p text:style-name="Standard">:- op(200, xfy, i).</text:p>
      <text:p text:style-name="Standard"/>
      <text:p text:style-name="Standard">jas ma kota i psa.</text:p>
      <text:p text:style-name="Standard">ala ma jasia i angine i dosc_agh.</text:p>
      <text:p text:style-name="Standard">rybki i kanarki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onospace" svg:font-family="monospace, 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paragraph-properties fo:margin-top="0in" fo:margin-bottom="0.0972in" loext:contextual-spacing="false" fo:line-height="115%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/>
      <style:text-properties style:font-style-complex="italic"/>
    </style:style>
    <style:style style:name="Index" style:family="paragraph" style:parent-style-name="Standard" style:default-outline-level="" style:class="index"/>
    <style:style style:name="Header_20_and_20_Footer" style:display-name="Header and Footer" style:family="paragraph" style:parent-style-name="Standard" style:default-outline-level="" style:class="extra">
      <style:paragraph-properties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default-outline-level="" style:class="extra">
      <style:paragraph-properties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2-12T19:28:14.241000000</dc:date>
    <meta:creation-date>2020-02-12T10:12:38.003000000</meta:creation-date>
    <meta:editing-duration>PT4H44M53S</meta:editing-duration>
    <meta:editing-cycles>4</meta:editing-cycles>
    <meta:generator>LibreOffice/6.3.2.2$Windows_x86 LibreOffice_project/98b30e735bda24bc04ab42594c85f7fd8be07b9c</meta:generator>
    <meta:document-statistic meta:table-count="0" meta:image-count="0" meta:object-count="0" meta:page-count="11" meta:paragraph-count="333" meta:word-count="1573" meta:character-count="12709" meta:non-whitespace-character-count="10621"/>
  </office:meta>
</office:document-meta>
</file>